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align="end" style:justify-single-word="false" fo:text-indent="0in" style:auto-text-indent="false"/>
    </style:style>
    <style:style style:name="P2" style:family="paragraph" style:parent-style-name="Text_20_body">
      <style:paragraph-properties fo:margin-left="0in" fo:margin-right="0in" fo:text-align="center" style:justify-single-word="false" fo:text-indent="0in" style:auto-text-indent="false"/>
    </style:style>
    <style:style style:name="P3"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4" style:family="paragraph" style:parent-style-name="Text_20_body">
      <style:paragraph-properties fo:margin-top="0in" fo:margin-bottom="0in" style:contextual-spacing="false"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Heading_20_2">
      <style:paragraph-properties fo:margin-left="0in" fo:margin-right="0in" fo:text-indent="0in" style:auto-text-indent="false"/>
    </style:style>
    <style:style style:name="P7" style:family="paragraph" style:parent-style-name="Heading_20_3">
      <style:paragraph-properties fo:margin-left="0in" fo:margin-right="0in" fo:text-indent="0in" style:auto-text-indent="false"/>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6"/>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8"/>
    <style:style style:name="P44" style:family="paragraph" style:parent-style-name="Text_20_body" style:list-style-name="L19"/>
    <style:style style:name="P45" style:family="paragraph" style:parent-style-name="Heading_20_3">
      <style:paragraph-properties fo:margin-left="0in" fo:margin-right="0in" fo:text-align="start" style:justify-single-word="false" fo:text-indent="0in" style:auto-text-indent="false"/>
    </style:style>
    <style:style style:name="P46" style:family="paragraph" style:parent-style-name="Text_20_body" style:list-style-name="L20">
      <style:paragraph-properties fo:margin-top="0in" fo:margin-bottom="0in" style:contextual-spacing="false"/>
    </style:style>
    <style:style style:name="P47" style:family="paragraph" style:parent-style-name="Text_20_body" style:list-style-name="L20"/>
    <style:style style:name="T1"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top"/>New to Building Embedded Systems?</text:h>
      <text:p text:style-name="P2"> When we started working with embedded systems, we were overwhelmed by the lack of information available to beginners. We are sharing useful reference materials to get you started with programming and embedded systems development.</text:p>
      <text:p text:style-name="P3">We hope this resource serves as a shortcut on your journey.</text:p>
      <text:p text:style-name="P4"> </text:p>
      <text:p text:style-name="P4"><text:span text:style-name="Strong_20_Emphasis">Table of Contents:</text:span></text:p>
      <text:p text:style-name="P4"> </text:p>
      <text:p text:style-name="P5"><text:a xlink:type="simple" xlink:href="https://embeddedartistry.com/beginners/#programming-languages" text:style-name="Internet_20_link" text:visited-style-name="Visited_20_Internet_20_Link">Programming Languages</text:a> <text:span text:style-name="T1">|</text:span> <text:a xlink:type="simple" xlink:href="https://embeddedartistry.com/beginners/#foundational-programming-topics" text:style-name="Internet_20_link" text:visited-style-name="Visited_20_Internet_20_Link">Foundational Programming Topics</text:a> <text:span text:style-name="T1">|</text:span> <text:a xlink:type="simple" xlink:href="https://embeddedartistry.com/beginners/#getting-started-with-embedded-systems" text:style-name="Internet_20_link" text:visited-style-name="Visited_20_Internet_20_Link">Getting Started with Embedded</text:a><text:line-break/><text:a xlink:type="simple" xlink:href="https://embeddedartistry.com/beginners/#electrical-engineering" text:style-name="Internet_20_link" text:visited-style-name="Visited_20_Internet_20_Link">Electrical Engineering</text:a> <text:span text:style-name="T1">| </text:span><text:a xlink:type="simple" xlink:href="https://embeddedartistry.com/beginners/#product-development" text:style-name="Internet_20_link" text:visited-style-name="Visited_20_Internet_20_Link">Product Development</text:a> <text:span text:style-name="Strong_20_Emphasis">|</text:span> <text:a xlink:type="simple" xlink:href="https://embeddedartistry.com/beginners/#recommended-videos" text:style-name="Internet_20_link" text:visited-style-name="Visited_20_Internet_20_Link">Recommended Videos</text:a> <text:span text:style-name="T1">| </text:span><text:a xlink:type="simple" xlink:href="https://embeddedartistry.com/beginners/#career-guidance" text:style-name="Internet_20_link" text:visited-style-name="Visited_20_Internet_20_Link">Career Guidance</text:a><text:line-break/><text:a xlink:type="simple" xlink:href="https://embeddedartistry.com/beginners/#books-we-love" text:style-name="Internet_20_link" text:visited-style-name="Visited_20_Internet_20_Link">Books We Love</text:a></text:p>
      <text:p text:style-name="Horizontal_20_Line"/>
      <text:h text:style-name="P6" text:outline-level="2"><text:bookmark text:name="programming-languages"/>Programming Languages</text:h>
      <text:p text:style-name="Text_20_body">Every programmer needs to be armed with a tool-belt of languages. We think embedded developers should be confident in C, C++, Assembly, and Python.</text:p>
      <text:h text:style-name="P7" text:outline-level="3"><text:bookmark text:name="C"/>C</text:h>
      <text:list text:style-name="L1">
        <text:list-item>
          <text:p text:style-name="P8"><text:a xlink:type="simple" xlink:href="https://learncodethehardway.org/c/" text:style-name="Internet_20_link" text:visited-style-name="Visited_20_Internet_20_Link">Learn C the Hard Way</text:a> – If you’re not comfortable with C yet, Learn Code the Hard Way has an C programming course. I recommend this course because it provides hands-on demos and examples. </text:p>
        </text:list-item>
        <text:list-item>
          <text:p text:style-name="P8"><text:a xlink:type="simple" xlink:href="https://hackaday.com/2018/04/04/the-basics-and-pitfalls-of-pointers-in-c/" text:style-name="Internet_20_link" text:visited-style-name="Visited_20_Internet_20_Link">The Basics and Pitfalls of Pointers in C</text:a> </text:p>
        </text:list-item>
        <text:list-item>
          <text:p text:style-name="P9"><text:a xlink:type="simple" xlink:href="https://hackaday.com/2018/04/19/when-4-1-equals-8-an-advanced-take-on-pointers-in-c/" text:style-name="Internet_20_link" text:visited-style-name="Visited_20_Internet_20_Link">When 4 + 1 Equals 8: An Advanced Take on Pointers in C</text:a> </text:p>
        </text:list-item>
      </text:list>
      <text:h text:style-name="P7" text:outline-level="3"><text:bookmark text:name="Python"/>Python</text:h>
      <text:list text:style-name="L2">
        <text:list-item>
          <text:p text:style-name="P10"><text:a xlink:type="simple" xlink:href="https://docs.python.org/3/tutorial/" text:style-name="Internet_20_link" text:visited-style-name="Visited_20_Internet_20_Link">The Official Python 3 Tutorial</text:a> </text:p>
        </text:list-item>
        <text:list-item>
          <text:p text:style-name="P10"><text:a xlink:type="simple" xlink:href="https://diveintopython3.net/" text:style-name="Internet_20_link" text:visited-style-name="Visited_20_Internet_20_Link">Dive Into Python</text:a> – for experienced devs learning Python </text:p>
        </text:list-item>
        <text:list-item>
          <text:p text:style-name="P11">Our collected <text:a xlink:type="simple" xlink:href="https://embeddedartistry.com/fieldmanual-terms/python/" text:style-name="Internet_20_link" text:visited-style-name="Visited_20_Internet_20_Link">Python</text:a> resources </text:p>
        </text:list-item>
      </text:list>
      <text:h text:style-name="P7" text:outline-level="3"><text:bookmark text:name="Rust"/>Rust</text:h>
      <text:list text:style-name="L3">
        <text:list-item>
          <text:p text:style-name="P12"><text:a xlink:type="simple" xlink:href="https://doc.rust-lang.org/book/foreword.html" text:style-name="Internet_20_link" text:visited-style-name="Visited_20_Internet_20_Link">Official Rust Programming Book</text:a> </text:p>
        </text:list-item>
        <text:list-item>
          <text:p text:style-name="P12"><text:a xlink:type="simple" xlink:href="https://docs.rust-embedded.org/book/intro/index.html" text:style-name="Internet_20_link" text:visited-style-name="Visited_20_Internet_20_Link">Embedded Rust Book</text:a> </text:p>
        </text:list-item>
        <text:list-item>
          <text:p text:style-name="P13">Our collected <text:a xlink:type="simple" xlink:href="https://embeddedartistry.com/fieldmanual-terms/rust/" text:style-name="Internet_20_link" text:visited-style-name="Visited_20_Internet_20_Link">Rust</text:a> resources </text:p>
        </text:list-item>
      </text:list>
      <text:h text:style-name="P7" text:outline-level="3"><text:bookmark text:name="C++"/>C++</text:h>
      <text:list text:style-name="L4">
        <text:list-item>
          <text:p text:style-name="P14"><text:a xlink:type="simple" xlink:href="https://amzn.to/2KqGlV2" text:style-name="Internet_20_link" text:visited-style-name="Visited_20_Internet_20_Link">A Tour of C++ (2nd ed.)</text:a> is a great introduction to C++ written by the language’s creator. Recently updated for C++17 </text:p>
        </text:list-item>
        <text:list-item>
          <text:p text:style-name="P14"><text:a xlink:type="simple" xlink:href="https://amzn.to/2OFUDV6" text:style-name="Internet_20_link" text:visited-style-name="Visited_20_Internet_20_Link"><text:soft-page-break/>Effective Modern C++</text:a> – Provides tips and strategies for effectively using new C++11 an C++14 features. Definitely worth reading if you are </text:p>
        </text:list-item>
        <text:list-item>
          <text:p text:style-name="P14"><text:a xlink:type="simple" xlink:href="https://github.com/lefticus/cppbestpractices" text:style-name="Internet_20_link" text:visited-style-name="Visited_20_Internet_20_Link">C++ Best Practices</text:a> – a “Collaborative Collection of C++ Best Practices”. Covers the safety, maintainability, portability, threadability, and performance of C++ code. </text:p>
        </text:list-item>
        <text:list-item>
          <text:p text:style-name="P15"><text:a xlink:type="simple" xlink:href="https://amzn.to/4bohiSw" text:style-name="Internet_20_link" text:visited-style-name="Visited_20_Internet_20_Link">Real Time C++: Efficient Object-Oriented Template Microcontroller Programming</text:a> – My favorite embedded C++ reference. Good for beginners, pair with another C++ book though. </text:p>
        </text:list-item>
      </text:list>
      <text:h text:style-name="P7" text:outline-level="3"><text:bookmark text:name="Assembly"/>Assembly</text:h>
      <text:list text:style-name="L5">
        <text:list-item>
          <text:p text:style-name="P16"><text:a xlink:type="simple" xlink:href="https://azeria-labs.com/writing-arm-assembly-part-1/" text:style-name="Internet_20_link" text:visited-style-name="Visited_20_Internet_20_Link">Writing ARM Assembly</text:a> is a great introductory series </text:p>
        </text:list-item>
        <text:list-item>
          <text:p text:style-name="P17"><text:a xlink:type="simple" xlink:href="https://www.allaboutcircuits.com/technical-articles/electrical-engineer-guide-to-instruction-set-architecture-ISA/" text:style-name="Internet_20_link" text:visited-style-name="Visited_20_Internet_20_Link">Guide to Instruction Set Architecture (ISA)</text:a> </text:p>
        </text:list-item>
      </text:list>
      <text:p text:style-name="Text_20_body"><text:a xlink:type="simple" xlink:href="https://embeddedartistry.com/beginners/#top" text:style-name="Internet_20_link" text:visited-style-name="Visited_20_Internet_20_Link">Back to Top</text:a></text:p>
      <text:p text:style-name="Horizontal_20_Line"/>
      <text:h text:style-name="P6" text:outline-level="2"><text:bookmark text:name="foundational-programming-topics"/>Foundational Programming Topics</text:h>
      <text:p text:style-name="Text_20_body">These skills are essential to programming in a professional environment. </text:p>
      <text:h text:style-name="Heading_20_3" text:outline-level="3">Essential Reading</text:h>
      <text:list text:style-name="L6">
        <text:list-item>
          <text:p text:style-name="P18"><text:a xlink:type="simple" xlink:href="https://github.com/mr-mig/every-programmer-should-know" text:style-name="Internet_20_link" text:visited-style-name="Visited_20_Internet_20_Link">Every Programmer Should Know</text:a> </text:p>
        </text:list-item>
        <text:list-item>
          <text:p text:style-name="P18"><text:a xlink:type="simple" xlink:href="http://www.memorymanagement.org/" text:style-name="Internet_20_link" text:visited-style-name="Visited_20_Internet_20_Link">Memory management</text:a> – a requirement for low-level programming </text:p>
        </text:list-item>
        <text:list-item>
          <text:p text:style-name="P18"><text:a xlink:type="simple" xlink:href="http://nvie.com/posts/a-successful-git-branching-model/" text:style-name="Internet_20_link" text:visited-style-name="Visited_20_Internet_20_Link">A Successful git Branching Model</text:a> – many projects use this git development model </text:p>
        </text:list-item>
        <text:list-item>
          <text:p text:style-name="P19"><text:a xlink:type="simple" xlink:href="https://embeddedartistry.com/blog/2017/9/6/debugging-9-indispensable-rules" text:style-name="Internet_20_link" text:visited-style-name="Visited_20_Internet_20_Link">Debugging: The 9 Indispensable Rules</text:a> – master a skill you’ll use every day </text:p>
        </text:list-item>
      </text:list>
      <text:h text:style-name="Heading_20_3" text:outline-level="3">Other Recommended Reading</text:h>
      <text:list text:style-name="L7">
        <text:list-item>
          <text:p text:style-name="P20"><text:a xlink:type="simple" xlink:href="http://aosabook.org/en/index.html" text:style-name="Internet_20_link" text:visited-style-name="Visited_20_Internet_20_Link">The Architecture of Open Source Applications</text:a> – learn how popular open-source applications are designed</text:p>
        </text:list-item>
        <text:list-item>
          <text:p text:style-name="P20"><text:a xlink:type="simple" xlink:href="https://atomsofconfusion.com/" text:style-name="Internet_20_link" text:visited-style-name="Visited_20_Internet_20_Link">Atoms of Confusion</text:a> – information on making confusing code constructs more understandable</text:p>
        </text:list-item>
        <text:list-item>
          <text:p text:style-name="P20"><text:a xlink:type="simple" xlink:href="http://isvolatileusefulwiththreads.com/" text:style-name="Internet_20_link" text:visited-style-name="Visited_20_Internet_20_Link">Is Volatile Useful With Threads</text:a> – the answer may surprise you</text:p>
        </text:list-item>
        <text:list-item>
          <text:p text:style-name="P20"><text:a xlink:type="simple" xlink:href="http://www.ganssle.com/" text:style-name="Internet_20_link" text:visited-style-name="Visited_20_Internet_20_Link">Jack Ganssle</text:a> says: <text:a xlink:type="simple" xlink:href="https://www.eeweb.com/profile/jack-ganssle/articles/ive-never-had-a-bug-in-my-code" text:style-name="Internet_20_link" text:visited-style-name="Visited_20_Internet_20_Link">“I’ve Never Had a Bug in My Code”</text:a></text:p>
        </text:list-item>
        <text:list-item>
          <text:p text:style-name="P20"><text:a xlink:type="simple" xlink:href="https://software.rajivprab.com/2018/04/29/myths-programmers-believe-about-cpu-caches" office:target-frame-name="_blank" xlink:show="new" text:style-name="Internet_20_link" text:visited-style-name="Visited_20_Internet_20_Link">Myths Programmers Believe about CPU Caches</text:a></text:p>
        </text:list-item>
        <text:list-item>
          <text:p text:style-name="P20"><text:a xlink:type="simple" xlink:href="https://bitbashing.io/comparing-floats.html" office:target-frame-name="_blank" xlink:show="new" text:style-name="Internet_20_link" text:visited-style-name="Visited_20_Internet_20_Link">Comparing Floating Point Numbers is Tricky</text:a></text:p>
        </text:list-item>
        <text:list-item>
          <text:p text:style-name="P21"><text:a xlink:type="simple" xlink:href="https://www.youtube.com/watch?utm_sq=fy2ac2y4cj&amp;v=fkqVRzy4JhA" office:target-frame-name="_blank" xlink:show="new" text:style-name="Internet_20_link" text:visited-style-name="Visited_20_Internet_20_Link">Threads and Locks Must Go</text:a></text:p>
        </text:list-item>
      </text:list>
      <text:h text:style-name="Heading_20_3" text:outline-level="3">Open Source Development</text:h>
      <text:list text:style-name="L8">
        <text:list-item>
          <text:p text:style-name="P22"><text:a xlink:type="simple" xlink:href="https://egghead.io/courses/how-to-contribute-to-an-open-source-project-on-github" text:style-name="Internet_20_link" text:visited-style-name="Visited_20_Internet_20_Link">How to Contribute to an Open-Source Project on GitHub</text:a> </text:p>
        </text:list-item>
        <text:list-item>
          <text:p text:style-name="P22"><text:a xlink:type="simple" xlink:href="http://makeapullrequest.com/" text:style-name="Internet_20_link" text:visited-style-name="Visited_20_Internet_20_Link">Make a Pull Request</text:a> </text:p>
        </text:list-item>
        <text:list-item>
          <text:p text:style-name="P23"><text:a xlink:type="simple" xlink:href="http://www.firsttimersonly.com/" text:style-name="Internet_20_link" text:visited-style-name="Visited_20_Internet_20_Link">First Timers Only</text:a> – Friendly Open Source projects should reserve specific issues for newbies. </text:p>
        </text:list-item>
      </text:list>
      <text:h text:style-name="Heading_20_3" text:outline-level="3">Code reviews</text:h>
      <text:p text:style-name="Text_20_body"><text:a xlink:type="simple" xlink:href="https://arne-mertz.de/" text:style-name="Internet_20_link" text:visited-style-name="Visited_20_Internet_20_Link">Arne Mertz of Simplify C++</text:a> published a series on the topic of code reviews. This is a common software development activity, and these articles will help you prepare for reviews like a pro.</text:p>
      <text:list text:style-name="L9">
        <text:list-item>
          <text:p text:style-name="P24"><text:a xlink:type="simple" xlink:href="https://arne-mertz.de/2017/12/code-reviews-why/" text:style-name="Internet_20_link" text:visited-style-name="Visited_20_Internet_20_Link"><text:soft-page-break/>Code Reviews – Why?</text:a></text:p>
        </text:list-item>
        <text:list-item>
          <text:p text:style-name="P24"><text:a xlink:type="simple" xlink:href="https://arne-mertz.de/2017/12/code-reviews-what/" text:style-name="Internet_20_link" text:visited-style-name="Visited_20_Internet_20_Link">Code Reviews – What?</text:a></text:p>
        </text:list-item>
        <text:list-item>
          <text:p text:style-name="P24"><text:a xlink:type="simple" xlink:href="https://arne-mertz.de/2018/01/code-reviews-preparation/" text:style-name="Internet_20_link" text:visited-style-name="Visited_20_Internet_20_Link">Code Reviews – Preparation</text:a></text:p>
        </text:list-item>
        <text:list-item>
          <text:p text:style-name="P24"><text:a xlink:type="simple" xlink:href="https://arne-mertz.de/2018/01/code-reviews-how-part-4/" text:style-name="Internet_20_link" text:visited-style-name="Visited_20_Internet_20_Link">Code Reviews – How?</text:a></text:p>
        </text:list-item>
        <text:list-item>
          <text:p text:style-name="P25"><text:a xlink:type="simple" xlink:href="https://arne-mertz.de/2018/01/code-reviews-the-human-aspect/" text:style-name="Internet_20_link" text:visited-style-name="Visited_20_Internet_20_Link">Code Reviews – The Human Aspect</text:a></text:p>
        </text:list-item>
      </text:list>
      <text:p text:style-name="P5"><text:a xlink:type="simple" xlink:href="https://embeddedartistry.com/beginners/#top" text:style-name="Internet_20_link" text:visited-style-name="Visited_20_Internet_20_Link">Back to Top</text:a></text:p>
      <text:p text:style-name="Horizontal_20_Line"/>
      <text:h text:style-name="P6" text:outline-level="2"><text:bookmark text:name="getting-started-with-embedded-systems"/>Getting Started with Embedded Systems</text:h>
      <text:p text:style-name="Text_20_body">As an embedded engineer, you need to be comfortable working at the intersection between hardware and software. These resources will help you develop the fundamental skills needed to build embedded systems.</text:p>
      <text:h text:style-name="P7" text:outline-level="3"><text:bookmark text:name="Firmware"/>Firmware</text:h>
      <text:p text:style-name="Text_20_body">The following resources will help you learn embedded software development techniques:</text:p>
      <text:list text:style-name="L10">
        <text:list-item>
          <text:p text:style-name="P26"><text:a xlink:type="simple" xlink:href="https://www.embeddedrelated.com/showarticle/1455.php" text:style-name="Internet_20_link" text:visited-style-name="Visited_20_Internet_20_Link">Learning A New Microcontroller</text:a> </text:p>
        </text:list-item>
        <text:list-item>
          <text:p text:style-name="P26"><text:a xlink:type="simple" xlink:href="https://amzn.to/2OFTFsb" text:style-name="Internet_20_link" text:visited-style-name="Visited_20_Internet_20_Link">Making Embedded Systems: Design Patterns for Great Software</text:a> – Introductory book. Includes interview tips, design patterns, and your first embedded project </text:p>
        </text:list-item>
        <text:list-item>
          <text:p text:style-name="P26"><text:a xlink:type="simple" xlink:href="https://betterembsw.blogspot.com/2017/11/embedded-software-course-notes-on-line.html" text:style-name="Internet_20_link" text:visited-style-name="Visited_20_Internet_20_Link">Phil Koopman’s Course Notes</text:a> </text:p>
        </text:list-item>
        <text:list-item>
          <text:p text:style-name="P26"><text:a xlink:type="simple" xlink:href="https://barrgroup.com/Embedded-Systems/Books/Programming-Embedded-Systems" text:style-name="Internet_20_link" text:visited-style-name="Visited_20_Internet_20_Link">Programming Embedded Systems</text:a> -Slightly dated examples, but the concepts are still valid and applicable </text:p>
        </text:list-item>
        <text:list-item>
          <text:p text:style-name="P26"><text:a xlink:type="simple" xlink:href="https://www.embedded.fm/blog/embedded-wednesdays" text:style-name="Internet_20_link" text:visited-style-name="Visited_20_Internet_20_Link">Embedded Wednesdays: Getting Started in Embedded Systems</text:a> </text:p>
        </text:list-item>
        <text:list-item>
          <text:p text:style-name="P26"><text:a xlink:type="simple" xlink:href="https://github.com/nathancharlesjones/Embedded-for-Everyone/wikiild-log/embedded-for-everyone/" text:style-name="Internet_20_link" text:visited-style-name="Visited_20_Internet_20_Link">Embedded for Everyone</text:a> – A wiki that provides a path for migrating from Arduino to full-fledged embedded development </text:p>
        </text:list-item>
        <text:list-item>
          <text:p text:style-name="P26"><text:a xlink:type="simple" xlink:href="https://www.embedded.fm/blog/ese101" text:style-name="Internet_20_link" text:visited-style-name="Visited_20_Internet_20_Link">Embedded Software Engineering 101</text:a> – Another series by <text:a xlink:type="simple" xlink:href="https://www.embedded.fm/" text:style-name="Internet_20_link" text:visited-style-name="Visited_20_Internet_20_Link">Embedded.fm</text:a> </text:p>
        </text:list-item>
        <text:list-item>
          <text:p text:style-name="P26"><text:a xlink:type="simple" xlink:href="https://www.youtube.com/playlist?list=PLb-MsRpo_wlLW0EWRpAqnbbDsf4kxSI1x" text:style-name="Internet_20_link" text:visited-style-name="Visited_20_Internet_20_Link">Miro Samek’s Modern Embedded Systems Programming Video Course</text:a> </text:p>
        </text:list-item>
        <text:list-item>
          <text:p text:style-name="P27"><text:a xlink:type="simple" xlink:href="https://www.youtube.com/playlist?list=PLPIqCiMhcdO5gxLJWt_hY5CPMzqg75IU5" text:style-name="Internet_20_link" text:visited-style-name="Visited_20_Internet_20_Link">Embedded Systems Lectures</text:a> by James Conrad </text:p>
        </text:list-item>
      </text:list>
      <text:h text:style-name="P7" text:outline-level="3"><text:bookmark text:name="Blogs-&amp;-Newsletters"/>Blogs &amp; Newsletters</text:h>
      <text:list text:style-name="L11">
        <text:list-item>
          <text:p text:style-name="P28"><text:a xlink:type="simple" xlink:href="http://www.ganssle.com/" text:style-name="Internet_20_link" text:visited-style-name="Visited_20_Internet_20_Link">Ganssle Group</text:a> – Jack Ganssle’s website. I recommend reading everything he has written </text:p>
        </text:list-item>
        <text:list-item>
          <text:p text:style-name="P28"><text:a xlink:type="simple" xlink:href="http://www.ganssle.com/tem-subunsub.html" text:style-name="Internet_20_link" text:visited-style-name="Visited_20_Internet_20_Link">The Embedded Muse</text:a> – Jack Ganssle’s long-running firmware newsletter </text:p>
        </text:list-item>
        <text:list-item>
          <text:p text:style-name="P28"><text:a xlink:type="simple" xlink:href="https://www.embedded.fm/" text:style-name="Internet_20_link" text:visited-style-name="Visited_20_Internet_20_Link">Embedded.fm</text:a> – embedded systems podcast. Here’s a <text:a xlink:type="simple" xlink:href="https://docs.google.com/spreadsheets/d/1lc3ASz1xekqNm5-oZNUGMLya_Dqq6f5u0uPPLdGneXg/edit#gid=1010119540" text:style-name="Internet_20_link" text:visited-style-name="Visited_20_Internet_20_Link">list of all episodes</text:a>. </text:p>
        </text:list-item>
        <text:list-item>
          <text:p text:style-name="P28">Steve Branam writes about Embedded Systems and also has <text:a xlink:type="simple" xlink:href="http://flinkandblink.blogspot.com/2018/09/so-you-want-to-be-embedded-systems.html" text:style-name="Internet_20_link" text:visited-style-name="Visited_20_Internet_20_Link">an excellent beginner’s guide</text:a>. </text:p>
        </text:list-item>
        <text:list-item>
          <text:p text:style-name="P28"><text:a xlink:type="simple" xlink:href="http://www.electronvector.com/" text:style-name="Internet_20_link" text:visited-style-name="Visited_20_Internet_20_Link">ElectronVector – Test-First Embedded</text:a> – Matt Chernosky’s blog, focused on TDD </text:p>
        </text:list-item>
        <text:list-item>
          <text:p text:style-name="P28"><text:a xlink:type="simple" xlink:href="https://meetingembedded.com/" text:style-name="Internet_20_link" text:visited-style-name="Visited_20_Internet_20_Link">Meeting Embedded</text:a> – A collection of embedded systems articles from around the web, updated weekly </text:p>
        </text:list-item>
        <text:list-item>
          <text:p text:style-name="P28"><text:a xlink:type="simple" xlink:href="https://embedsysweekly.com/" text:style-name="Internet_20_link" text:visited-style-name="Visited_20_Internet_20_Link">Embedded Systems Weekly</text:a> – a curated list of technical links related to embedded systems design </text:p>
        </text:list-item>
        <text:list-item>
          <text:p text:style-name="P28"><text:a xlink:type="simple" xlink:href="https://blog.feabhas.com/" text:style-name="Internet_20_link" text:visited-style-name="Visited_20_Internet_20_Link">Sticky Bits</text:a> – a real-time and embedded software blog </text:p>
        </text:list-item>
        <text:list-item>
          <text:p text:style-name="P28"><text:a xlink:type="simple" xlink:href="https://embeddedgurus.com/" text:style-name="Internet_20_link" text:visited-style-name="Visited_20_Internet_20_Link">Embedded Gurus</text:a> – A group blog run by embedded pros. Inactive, but full of good information. </text:p>
        </text:list-item>
        <text:list-item>
          <text:p text:style-name="P29"><text:a xlink:type="simple" xlink:href="http://betterembsw.blogspot.com/" text:style-name="Internet_20_link" text:visited-style-name="Visited_20_Internet_20_Link"><text:soft-page-break/>Better Embedded Software</text:a> – the blog of Phil Koopman, an embedded professor </text:p>
        </text:list-item>
      </text:list>
      <text:h text:style-name="P7" text:outline-level="3"><text:bookmark text:name="Hardware"/>Hardware</text:h>
      <text:p text:style-name="Text_20_body">Embedded developers will benefit from having experience with electrical engineering and how circuits work. The following resources will help you get started:</text:p>
      <text:list text:style-name="L12">
        <text:list-item>
          <text:p text:style-name="P30"><text:a xlink:type="simple" xlink:href="https://www.amazon.com/gp/product/1259587541/ref=as_li_tl?ie=UTF8&amp;camp=1789&amp;creative=9325&amp;creativeASIN=1259587541&amp;linkCode=as2&amp;tag=embeddedart03-20&amp;linkId=ce5464d7a06f2091f5b1528e0f811b55" text:style-name="Internet_20_link" text:visited-style-name="Visited_20_Internet_20_Link">Practical Electronics for Inventors</text:a> </text:p>
        </text:list-item>
        <text:list-item>
          <text:p text:style-name="P30"><text:a xlink:type="simple" xlink:href="https://www.allaboutcircuits.com/" text:style-name="Internet_20_link" text:visited-style-name="Visited_20_Internet_20_Link">All About Circuits</text:a> </text:p>
          <text:list>
            <text:list-item>
              <text:p text:style-name="P30"><text:a xlink:type="simple" xlink:href="https://www.allaboutcircuits.com/textbook/" text:style-name="Internet_20_link" text:visited-style-name="Visited_20_Internet_20_Link">Free Textbooks</text:a> – covering DC, AC, Semiconductors, Digital signals, Experiments, and RF Analysis and design </text:p>
            </text:list-item>
            <text:list-item>
              <text:p text:style-name="P30"><text:a xlink:type="simple" xlink:href="https://www.allaboutcircuits.com/video-lectures/" text:style-name="Internet_20_link" text:visited-style-name="Visited_20_Internet_20_Link">Video Lectures</text:a> </text:p>
            </text:list-item>
          </text:list>
        </text:list-item>
        <text:list-item>
          <text:p text:style-name="P30"><text:a xlink:type="simple" xlink:href="https://learn.sparkfun.com/" text:style-name="Internet_20_link" text:visited-style-name="Visited_20_Internet_20_Link">Sparkfun</text:a> – great source of hands-on projects to grow your embedded/hardware skills </text:p>
        </text:list-item>
        <text:list-item>
          <text:p text:style-name="P31"><text:a xlink:type="simple" xlink:href="https://www.adafruit.com/" text:style-name="Internet_20_link" text:visited-style-name="Visited_20_Internet_20_Link">Adafruit</text:a> – another great source for hands-on projects and tutorials to grow your embedded/hardware skills </text:p>
        </text:list-item>
      </text:list>
      <text:h text:style-name="P7" text:outline-level="3"><text:bookmark text:name="Real-Time-Operating-Systems"/>Real-Time Operating Systems</text:h>
      <text:list text:style-name="L13">
        <text:list-item>
          <text:p text:style-name="P32"><text:a xlink:type="simple" xlink:href="https://www.youtube.com/playlist?list=PLb-MsRpo_wlLW0EWRpAqnbbDsf4kxSI1x" text:style-name="Internet_20_link" text:visited-style-name="Visited_20_Internet_20_Link">Miro Samek’s Modern Embedded Systems Programming Course</text:a> contains a <text:a xlink:type="simple" xlink:href="https://www.youtube.com/watch?v=TEq3-p0GWGI&amp;list=PLb-MsRpo_wlLW0EWRpAqnbbDsf4kxSI1x&amp;index=23&amp;t=5s" text:style-name="Internet_20_link" text:visited-style-name="Visited_20_Internet_20_Link">series of videos on RTOS concepts</text:a> (starting at episode 22) </text:p>
        </text:list-item>
        <text:list-item>
          <text:p text:style-name="P32"><text:a xlink:type="simple" xlink:href="https://blogs.mentor.com/colinwalls/blog/2019/03/18/embedded-software-article-rtos-revealed-30/" text:style-name="Internet_20_link" text:visited-style-name="Visited_20_Internet_20_Link">RTOS Revealed Series</text:a> by Colin Walls explains RTOS concepts in detail </text:p>
        </text:list-item>
        <text:list-item>
          <text:p text:style-name="P33"><text:a xlink:type="simple" xlink:href="https://www.aosabook.org/en/freertos.html" text:style-name="Internet_20_link" text:visited-style-name="Visited_20_Internet_20_Link">Architecture of Open Source Applications: FreeRTOS</text:a> gives you an inside look at FreeRTOS </text:p>
        </text:list-item>
      </text:list>
      <text:h text:style-name="P7" text:outline-level="3"><text:bookmark text:name="References"/>References</text:h>
      <text:list text:style-name="L14">
        <text:list-item>
          <text:p text:style-name="P34"><text:a xlink:type="simple" xlink:href="https://www.embeddedrelated.com/showarticle/1324.php" text:style-name="Internet_20_link" text:visited-style-name="Visited_20_Internet_20_Link">So You Want To Be An Embedded Systems Developer</text:a> by Steve Branam </text:p>
        </text:list-item>
        <text:list-item>
          <text:p text:style-name="P34"><text:a xlink:type="simple" xlink:href="https://www.embeddedrelated.com/showarticle/1425.php" text:style-name="Internet_20_link" text:visited-style-name="Visited_20_Internet_20_Link">Video-Based STEM Embedded Systems Curriculum, Part 1</text:a> by Steve Branam </text:p>
        </text:list-item>
        <text:list-item>
          <text:p text:style-name="P34"><text:a xlink:type="simple" xlink:href="https://embedded.fm/blog/2023/5/19/embedded-skills-tree" text:style-name="Internet_20_link" text:visited-style-name="Visited_20_Internet_20_Link">Embedded Skills Tree</text:a> by Elecia White </text:p>
        </text:list-item>
        <text:list-item>
          <text:p text:style-name="P34"><text:a xlink:type="simple" xlink:href="https://github.com/m3y54m/Embedded-Engineering-Roadmap" text:style-name="Internet_20_link" text:visited-style-name="Visited_20_Internet_20_Link">Embedded Systems Engineering Roadmap</text:a> – contains links to many other resources for beginners </text:p>
        </text:list-item>
        <text:list-item>
          <text:p text:style-name="P34"><text:a xlink:type="simple" xlink:href="https://github.com/nathancharlesjones/Embedded-for-Everyone" text:style-name="Internet_20_link" text:visited-style-name="Visited_20_Internet_20_Link">Embedded for Everyone</text:a> by Nathan Jones </text:p>
        </text:list-item>
        <text:list-item>
          <text:p text:style-name="P34"><text:a xlink:type="simple" xlink:href="https://betterembsw.blogspot.com/2017/11/embedded-software-course-notes-on-line.html" text:style-name="Internet_20_link" text:visited-style-name="Visited_20_Internet_20_Link">Phil Koopman’s Course Notes</text:a> </text:p>
        </text:list-item>
        <text:list-item>
          <text:p text:style-name="P34"><text:a xlink:type="simple" xlink:href="http://mason.gmu.edu/~hgomaa/swe760/CourseSlides.html" text:style-name="Internet_20_link" text:visited-style-name="Visited_20_Internet_20_Link">Real-Time Software Design for Embedded Systems</text:a> – Course Notes </text:p>
        </text:list-item>
        <text:list-item>
          <text:p text:style-name="P34"><text:a xlink:type="simple" xlink:href="https://graphics.stanford.edu/~seander/bithacks.html" text:style-name="Internet_20_link" text:visited-style-name="Visited_20_Internet_20_Link">Bithacks</text:a> – An excellent resource for bit manipulation routines. This code is in the public domain and is used in a variety of projects I’ve worked on. </text:p>
        </text:list-item>
        <text:list-item>
          <text:p text:style-name="P34"><text:a xlink:type="simple" xlink:href="http://wiki.osdev.org/Main_Page" text:style-name="Internet_20_link" text:visited-style-name="Visited_20_Internet_20_Link">OS Development Wiki</text:a> – wiki for diving into low-level operating-system concepts and OS design. </text:p>
        </text:list-item>
        <text:list-item>
          <text:p text:style-name="P35"><text:a xlink:type="simple" xlink:href="https://www.iiconsortium.org/pdf/SMM_Description_and_Intended_Use_2018-04-09.pdf" text:style-name="Internet_20_link" text:visited-style-name="Visited_20_Internet_20_Link">IoT Security Maturity Model</text:a> – Security must be a core system concern </text:p>
        </text:list-item>
      </text:list>
      <text:p text:style-name="P5"><text:a xlink:type="simple" xlink:href="https://embeddedartistry.com/beginners/#top" text:style-name="Internet_20_link" text:visited-style-name="Visited_20_Internet_20_Link">Back to Top</text:a></text:p>
      <text:p text:style-name="Horizontal_20_Line"/>
      <text:h text:style-name="P6" text:outline-level="2"><text:bookmark text:name="electrical-engineering"/>Electrical Engineering</text:h>
      <text:p text:style-name="Text_20_body">References, rules of thumb, and other useful resources.</text:p>
      <text:h text:style-name="Heading_20_3" text:outline-level="3"><text:soft-page-break/>References</text:h>
      <text:list text:style-name="L15">
        <text:list-item>
          <text:p text:style-name="P36"><text:a xlink:type="simple" xlink:href="https://www.allaboutcircuits.com/" office:target-frame-name="_blank" xlink:show="new" text:style-name="Internet_20_link" text:visited-style-name="Visited_20_Internet_20_Link">All About Circuits</text:a></text:p>
          <text:list>
            <text:list-item>
              <text:p text:style-name="P36"><text:a xlink:type="simple" xlink:href="https://www.allaboutcircuits.com/textbook/" office:target-frame-name="_blank" xlink:show="new" text:style-name="Internet_20_link" text:visited-style-name="Visited_20_Internet_20_Link">Textbooks</text:a> – A set of free textbooks covering DC, AC, Semiconductors, Digital signals, Experiments, and RF Analysis and design</text:p>
            </text:list-item>
            <text:list-item>
              <text:p text:style-name="P36"><text:a xlink:type="simple" xlink:href="https://www.allaboutcircuits.com/video-lectures/" office:target-frame-name="_blank" xlink:show="new" text:style-name="Internet_20_link" text:visited-style-name="Visited_20_Internet_20_Link">Video Lectures</text:a></text:p>
            </text:list-item>
            <text:list-item>
              <text:p text:style-name="P36"><text:a xlink:type="simple" xlink:href="https://www.allaboutcircuits.com/worksheets/" office:target-frame-name="_blank" xlink:show="new" text:style-name="Internet_20_link" text:visited-style-name="Visited_20_Internet_20_Link">Worksheets</text:a> – test your EE knowledge!</text:p>
            </text:list-item>
          </text:list>
        </text:list-item>
        <text:list-item>
          <text:p text:style-name="P36"><text:a xlink:type="simple" xlink:href="https://amzn.to/2ZUWcHc" text:style-name="Internet_20_link" text:visited-style-name="Visited_20_Internet_20_Link"><text:span text:style-name="Emphasis">The Art of Electronics</text:span></text:a> is our favorite general book for electronics</text:p>
        </text:list-item>
        <text:list-item>
          <text:p text:style-name="P36"><text:a xlink:type="simple" xlink:href="https://wikidevi.com/wiki/Main_Page" office:target-frame-name="_blank" xlink:show="new" text:style-name="Internet_20_link" text:visited-style-name="Visited_20_Internet_20_Link">WikiDev</text:a> – A hardware database, especially useful for chipset comparisons</text:p>
        </text:list-item>
        <text:list-item>
          <text:p text:style-name="P37"><text:a xlink:type="simple" xlink:href="http://batteryuniversity.com/" office:target-frame-name="_blank" xlink:show="new" text:style-name="Internet_20_link" text:visited-style-name="Visited_20_Internet_20_Link">Battery University</text:a> – Your product probably has a battery, and this website contains an information treasure trove.</text:p>
        </text:list-item>
      </text:list>
      <text:h text:style-name="Heading_20_3" text:outline-level="3">Rules of Thumb</text:h>
      <text:list text:style-name="L16">
        <text:list-item>
          <text:p text:style-name="P38"><text:a xlink:type="simple" xlink:href="https://www.edn.com/collections/4435129/Bogatin-s-Rules-of-Thumb" office:target-frame-name="_blank" xlink:show="new" text:style-name="Internet_20_link" text:visited-style-name="Visited_20_Internet_20_Link">Bogatin’s Rules of Thumb</text:a> – A series of 32 articles covering electrical design techniques. Recommended for all EEs</text:p>
        </text:list-item>
        <text:list-item>
          <text:p text:style-name="P38"><text:a xlink:type="simple" xlink:href="https://stratifylabs.co/embedded%20design%20tips/2013/10/10/Tips-Decoupling-Capacitors/" office:target-frame-name="_blank" xlink:show="new" text:style-name="Internet_20_link" text:visited-style-name="Visited_20_Internet_20_Link">Decoupling Capacitors (And Other Power Rules of Thumb)</text:a></text:p>
        </text:list-item>
        <text:list-item>
          <text:p text:style-name="P38"><text:a xlink:type="simple" xlink:href="https://www.allaboutcircuits.com/technical-articles/pcb-layout-tips-and-tricks-minimizing-decoupling-inductance/" office:target-frame-name="_blank" xlink:show="new" text:style-name="Internet_20_link" text:visited-style-name="Visited_20_Internet_20_Link">PCB Layout Tips and Tricks: Minimizing Decoupling Inductance</text:a></text:p>
        </text:list-item>
        <text:list-item>
          <text:p text:style-name="P38"><text:a xlink:type="simple" xlink:href="https://www.allaboutcircuits.com/technical-articles/how-to-choose-the-frequency-of-your-switching-regulator/" office:target-frame-name="_blank" xlink:show="new" text:style-name="Internet_20_link" text:visited-style-name="Visited_20_Internet_20_Link">How to Choose the Frequency Of Your Switching Regulator</text:a></text:p>
        </text:list-item>
        <text:list-item>
          <text:p text:style-name="P39"><text:a xlink:type="simple" xlink:href="https://www.allaboutcircuits.com/technical-articles/i2c-design-mathematics-capacitance-and-resistance/" office:target-frame-name="_blank" xlink:show="new" text:style-name="Internet_20_link" text:visited-style-name="Visited_20_Internet_20_Link">I2C Design Mathematics: Capacitance and Resistance</text:a></text:p>
        </text:list-item>
      </text:list>
      <text:h text:style-name="Heading_20_3" text:outline-level="3">Resources</text:h>
      <text:list text:style-name="L17">
        <text:list-item>
          <text:p text:style-name="P40"><text:a xlink:type="simple" xlink:href="https://www.datasheetpro.com/" office:target-frame-name="_blank" xlink:show="new" text:style-name="Internet_20_link" text:visited-style-name="Visited_20_Internet_20_Link">DatasheetPro</text:a> – Datasheet Search Engine</text:p>
        </text:list-item>
        <text:list-item>
          <text:p text:style-name="P40"><text:a xlink:type="simple" xlink:href="http://circuitcellar.com/cc-blog/quick-prototyping-solutions/" office:target-frame-name="_blank" xlink:show="new" text:style-name="Internet_20_link" text:visited-style-name="Visited_20_Internet_20_Link">Circuit Cellar: PCB Vendors for Quick Prototyping Solutions</text:a></text:p>
        </text:list-item>
        <text:list-item>
          <text:p text:style-name="P41"><text:a xlink:type="simple" xlink:href="https://capacitorfaks.com/" text:style-name="Internet_20_link" text:visited-style-name="Visited_20_Internet_20_Link">CapacitorFaks </text:a>– capacitor search tool</text:p>
        </text:list-item>
      </text:list>
      <text:p text:style-name="Text_20_body"><text:a xlink:type="simple" xlink:href="https://embeddedartistry.com/beginners/#top" text:style-name="Internet_20_link" text:visited-style-name="Visited_20_Internet_20_Link">Back to Top</text:a></text:p>
      <text:p text:style-name="Horizontal_20_Line"/>
      <text:h text:style-name="P6" text:outline-level="2"><text:bookmark text:name="product-development"/>Product Development</text:h>
      <text:p text:style-name="P2">Resources for those working on the product design and manufacturing</text:p>
      <text:h text:style-name="Heading_20_3" text:outline-level="3">Websites We Like</text:h>
      <text:list text:style-name="L18">
        <text:list-item>
          <text:p text:style-name="P42"><text:a xlink:type="simple" xlink:href="https://blog.bolt.io/" office:target-frame-name="_blank" xlink:show="new" text:style-name="Internet_20_link" text:visited-style-name="Visited_20_Internet_20_Link">Bolt VC Blog</text:a> – advice on hardware product development</text:p>
        </text:list-item>
        <text:list-item>
          <text:p text:style-name="P42"><text:a xlink:type="simple" xlink:href="http://blog.dragoninnovation.com/" office:target-frame-name="_blank" xlink:show="new" text:style-name="Internet_20_link" text:visited-style-name="Visited_20_Internet_20_Link">Dragon Innovation Blog</text:a> – manufacturing-focused blog</text:p>
        </text:list-item>
        <text:list-item>
          <text:p text:style-name="P43"><text:a xlink:type="simple" xlink:href="https://www.chinalawblog.com/" office:target-frame-name="_blank" xlink:show="new" text:style-name="Internet_20_link" text:visited-style-name="Visited_20_Internet_20_Link">China Law Blog</text:a> – read this website before you start manufacturing in China to avoid common mistakes</text:p>
        </text:list-item>
      </text:list>
      <text:h text:style-name="Heading_20_3" text:outline-level="3">Helpful Links</text:h>
      <text:list text:style-name="L19">
        <text:list-item>
          <text:p text:style-name="P44"><text:a xlink:type="simple" xlink:href="http://pid.codes/" text:style-name="Internet_20_link" text:visited-style-name="Visited_20_Internet_20_Link">USB PID Codes</text:a> – Provides open source hardware projects with an official VID/PID, saving you $5000</text:p>
        </text:list-item>
      </text:list>
      <text:h text:style-name="P45" text:outline-level="3"><text:soft-page-break/>Detecting Counterfeit Components</text:h>
      <text:list text:style-name="L20">
        <text:list-item>
          <text:p text:style-name="P46"><text:a xlink:type="simple" xlink:href="https://www.allaboutcircuits.com/news/how-to-spot-counterfeit-electronic-components/" text:style-name="Internet_20_link" text:visited-style-name="Visited_20_Internet_20_Link">AllAboutCircuits: How to Spot Counterfeit Electronic Components</text:a> </text:p>
        </text:list-item>
        <text:list-item>
          <text:p text:style-name="P46"><text:a xlink:type="simple" xlink:href="http://www.aeri.com/counterfeit-electronic-component-detection/" text:style-name="Internet_20_link" text:visited-style-name="Visited_20_Internet_20_Link">Counterfeit Electronic Component Detection</text:a> </text:p>
        </text:list-item>
        <text:list-item>
          <text:p text:style-name="P46"><text:a xlink:type="simple" xlink:href="https://counterfeitparts.wordpress.com/" text:style-name="Internet_20_link" text:visited-style-name="Visited_20_Internet_20_Link">Counterfeit Parts Blog</text:a> </text:p>
        </text:list-item>
        <text:list-item>
          <text:p text:style-name="P46"><text:a xlink:type="simple" xlink:href="http://www.combatcounterfeits.com/gallery.htm" text:style-name="Internet_20_link" text:visited-style-name="Visited_20_Internet_20_Link">Gallery of counterfeit examples</text:a> </text:p>
        </text:list-item>
        <text:list-item>
          <text:p text:style-name="P46"><text:a xlink:type="simple" xlink:href="http://www.combatcounterfeits.com/gallery.htm" text:style-name="Internet_20_link" text:visited-style-name="Visited_20_Internet_20_Link">Combat Counterfeits: A Gallery of Counterfeit Examples</text:a> </text:p>
        </text:list-item>
        <text:list-item>
          <text:p text:style-name="P47"><text:a xlink:type="simple" xlink:href="https://zeptobars.com/en/read/Ti-NE5532-real-vs-fake-opamp" text:style-name="Internet_20_link" text:visited-style-name="Visited_20_Internet_20_Link">TI NE5532: Real vs Fake Op Amp</text:a> </text:p>
        </text:list-item>
      </text:list>
      <text:h text:style-name="Heading_20_2" text:outline-level="2"><text:bookmark text:name="recommended-videos"/>Recommended Videos</text:h>
      <text:p text:style-name="Text_20_body">Our <text:a xlink:type="simple" xlink:href="https://www.youtube.com/channel/UCcWU5doSCQIuAVqtBIshSsQ" office:target-frame-name="_blank" xlink:show="new" text:style-name="Internet_20_link" text:visited-style-name="Visited_20_Internet_20_Link">YouTube channel </text:a>has a <text:a xlink:type="simple" xlink:href="https://www.youtube.com/channel/UCcWU5doSCQIuAVqtBIshSsQ/playlists?view=1&amp;sort=dd&amp;shelf_id=2" office:target-frame-name="_blank" xlink:show="new" text:style-name="Internet_20_link" text:visited-style-name="Visited_20_Internet_20_Link">curated set of playlists</text:a> related to programming and embedded systems. We’ve also <text:a xlink:type="simple" xlink:href="https://www.youtube.com/channel/UCcWU5doSCQIuAVqtBIshSsQ/playlists?view=52&amp;sort=dd&amp;shelf_id=3" office:target-frame-name="_blank" xlink:show="new" text:style-name="Internet_20_link" text:visited-style-name="Visited_20_Internet_20_Link">saved high quality lectures and playlists</text:a> from other channels on YouTub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27:55.554972078</meta:creation-date>
    <dc:date>2026-04-16T06:34:48.456890641</dc:date>
    <meta:editing-duration>PT6M53S</meta:editing-duration>
    <meta:editing-cycles>1</meta:editing-cycles>
    <meta:document-statistic meta:table-count="0" meta:image-count="0" meta:object-count="0" meta:page-count="6" meta:paragraph-count="143" meta:word-count="1343" meta:character-count="8625" meta:non-whitespace-character-count="7401"/>
    <meta:generator>LibreOffice/25.8.6.2$Linux_X86_64 LibreOffice_project/580$Build-2</meta:generator>
  </office:meta>
</office:document-meta>
</file>